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2" style:family="paragraph"/>
    <style:style style:name="T4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T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9" style:parent-style-name="ListParagraph" style:list-style-name="LFO2" style:family="paragraph"/>
    <style:style style:name="T10" style:parent-style-name="DefaultParagraphFont" style:family="text">
      <style:text-properties style:text-position="super 63.6%"/>
    </style:style>
  </office:automatic-styles>
  <office:body>
    <office:text text:use-soft-page-breaks="true">
      <text:p text:style-name="P1">Dissertation Plan</text:p>
      <text:p text:style-name="Normal">Background and introduction: Why is this topic interesting and what is the topic, what does the project do, what does it relate to?</text:p>
      <text:list text:style-name="LFO1" text:continue-numbering="true">
        <text:list-item>
          <text:p text:style-name="P2">Project Development:</text:p>
        </text:list-item>
      </text:list>
      <text:list text:style-name="LFO2" text:continue-numbering="true">
        <text:list-item>
          <text:list>
            <text:list-item>
              <text:p text:style-name="P3"><text:s/><text:span text:style-name="T4">UI<text:s/></text:span><text:span text:style-name="T5">Development,<text:s/></text:span></text:p>
            </text:list-item>
            <text:list-item>
              <text:p text:style-name="P6">OpenCL integration,<text:s/></text:p>
            </text:list-item>
            <text:list-item>
              <text:p text:style-name="P7"><text:span text:style-name="T8">Picker</text:span>,<text:s/></text:p>
            </text:list-item>
            <text:list-item>
              <text:p text:style-name="P9">Algorithm design<text:s/></text:p>
            </text:list-item>
          </text:list>
        </text:list-item>
      </text:list>
      <text:p text:style-name="Normal">Designs:UML diagrams</text:p>
      <text:p text:style-name="Normal">Testing and Project Management:</text:p>
      <text:p text:style-name="Normal">Conclusion:</text:p>
      <text:p text:style-name="Normal"/>
      <text:p text:style-name="Normal">NEXT MEETING: WEDNESDAY 18<text:span text:style-name="T10">TH</text:span><text:s/>1030am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han Garrett</meta:initial-creator>
    <dc:creator>Nathan Garrett</dc:creator>
    <meta:creation-date>2018-04-13T12:47:00Z</meta:creation-date>
    <dc:date>2018-04-21T13:18:00Z</dc:date>
    <meta:template xlink:href="Normal.dotm" xlink:type="simple"/>
    <meta:editing-cycles>5</meta:editing-cycles>
    <meta:editing-duration>PT5100S</meta:editing-duration>
    <meta:document-statistic meta:page-count="1" meta:paragraph-count="1" meta:word-count="50" meta:character-count="340" meta:row-count="2" meta:non-whitespace-character-count="291"/>
  </office:meta>
</office:document-meta>
</file>